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209760042771012537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4720658429353687621"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7754774909226035089"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026919254972662572"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60733439826809193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7372592318347591539"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3301889886418279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3470371923142540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42467354" text:continue-list="list53301889886418279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35835232298005549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476046"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456199"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42474271"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42465601"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476881"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072911671057563605"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710334664278622232"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9033944243786140"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465651"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206800164404927278"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50289660184619329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68827754136353680" text:style-name="L15">
        <text:list-item>
          <text:list>
            <text:list-header>
              <text:p text:style-name="P172">1.5 miles averaging about 9:40/mile and rest 1 min</text:p>
            </text:list-header>
          </text:list>
        </text:list-item>
      </text:list>
      <text:p text:style-name="P23">1 mile in 8:26 and rest 2 min</text:p>
      <text:list xml:id="list405884637552296274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772505796325052275"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480462"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615743115775330419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77111656732169930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871169783160848602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42462345" text:continue-list="list5771116567321699302" text:style-name="L19">
        <text:list-item>
          <text:list>
            <text:list-header>
              <text:p text:style-name="P176">(Pace*HR)=1240</text:p>
            </text:list-header>
          </text:list>
        </text:list-item>
      </text:list>
      <text:list xml:id="list42481750" text:continue-list="list6157431157753304198" text:style-name="L18">
        <text:list-item>
          <text:list>
            <text:list-header>
              <text:p text:style-name="P175">2 miles at 10:46/mile Ave HR= 121 bpm and rest a few minutes</text:p>
            </text:list-header>
          </text:list>
        </text:list-item>
      </text:list>
      <text:list xml:id="list42478824" text:continue-list="list4246234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42486772"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63778413652565058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72566972117140764"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190765850784561752"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744123023901375050"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736086720378742127"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850632116844027912"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42478233"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468954"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1161475214490570036"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581430136285139216"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645468694196581897"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805737678467422016"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800556635297952014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10"><text:span text:style-name="T2">Thur June 1, 2023 5 miles on the Ernst Trail with about 8 other runners</text:span></text:p>
      <text:p text:style-name="P10">Warm up: <text:span text:style-name="T2">1 mile</text:span></text:p>
      <text:p text:style-name="P10">Run: <text:span text:style-name="T2">3 mile tempo</text:span> <text:span text:style-name="T2">run at 9:25/mile</text:span></text:p>
      <text:p text:style-name="P10"><text:span text:style-name="T2">Warm down: 1 mile </text:span></text:p>
      <text:p text:style-name="P10"/>
      <text:p text:style-name="P10"><text:soft-page-break/>Times for 20 cemetery loops or more</text:p>
      <text:p text:style-name="P23"><text:span text:style-name="T17">May <text:s text:c="2"/>6, 2023 20 loops, 6.40 miles, 10:46, Ave Pulse: 126, Max Pulse: 138, sum ascent 440</text:span> ft</text:p>
      <text:p text:style-name="P23"><text:span text:style-name="T17">May 22, 2023 22 loops, 7.04 miles, 10:39, Ave Pulse: 127, Max Pulse: 140, sum ascent 484</text:span> ft</text:p>
      <text:p text:style-name="P23"><text:span text:style-name="T17">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275092616930139997"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ext:soft-page-break/>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01T22:22:45.87</dc:date>
    <dc:creator>James Lombardi</dc:creator>
    <meta:editing-duration>P20DT21H9M41S</meta:editing-duration>
    <meta:editing-cycles>1660</meta:editing-cycles>
    <meta:generator>OpenOffice/4.1.2$Win32 OpenOffice.org_project/412m3$Build-9782</meta:generator>
    <meta:document-statistic meta:table-count="0" meta:image-count="9" meta:object-count="0" meta:page-count="171" meta:paragraph-count="4898" meta:word-count="53405" meta:character-count="273648"/>
  </office:meta>
</office:document-meta>
</file>